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5">
            <text:p text:style-name="CI-T-Cidx">45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URIN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URI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45004,2,45004</text:p>
          </table:table-cell>
          <table:table-cell table:style-name="Table3.A2" table:number-rows-spanned="3" office:value-type="string">
            <text:p text:style-name="SK-T-L2"><text:span text:style-name="SK-T-L2-C1">altered in general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5006,2,45006</text:p>
          </table:table-cell>
          <table:table-cell table:style-name="Table3.A2" table:number-rows-spanned="3" office:value-type="string">
            <text:p text:style-name="SK-T-L2"><text:span text:style-name="SK-T-L2-C1">acri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5008,2,45008</text:p>
          </table:table-cell>
          <table:table-cell table:style-name="Table3.A2" table:number-rows-spanned="11" office:value-type="string">
            <text:p text:style-name="SK-T-L2"><text:span text:style-name="SK-T-L2-C1">albuminou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5010,2,45010</text:p>
          </table:table-cell>
          <table:table-cell table:style-name="Table3.A2" table:number-rows-spanned="5" office:value-type="string">
            <text:p text:style-name="SK-T-L2"><text:span text:style-name="SK-T-L2-C1">black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5012,2,45012</text:p>
          </table:table-cell>
          <table:table-cell table:style-name="Table3.A2" office:value-type="string">
            <text:p text:style-name="SK-T-L2"><text:span text:style-name="SK-T-L2-C1">blood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T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5014,2,45014</text:p>
          </table:table-cell>
          <table:table-cell table:style-name="Table3.A2" table:number-rows-spanned="5" office:value-type="string">
            <text:p text:style-name="SK-T-L2"><text:span text:style-name="SK-T-L2-C1">cloudy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5016,3,45014</text:p>
          </table:table-cell>
          <table:table-cell table:style-name="Table3.A2" table:number-rows-spanned="3" office:value-type="string">
            <text:p text:style-name="SK-T-L2"><text:span text:style-name="SK-T-L2-C1">cloudy</text:span></text:p>
          </table:table-cell>
          <table:table-cell table:style-name="Table3.A2" table:number-rows-spanned="3" office:value-type="string">
            <text:p text:style-name="SK-T-L3">t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5018,2,45018</text:p>
          </table:table-cell>
          <table:table-cell table:style-name="Table3.A2" table:number-rows-spanned="9" office:value-type="string">
            <text:p text:style-name="SK-T-L2"><text:span text:style-name="SK-T-L2-C1">dark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5020,2,45020</text:p>
          </table:table-cell>
          <table:table-cell table:style-name="Table3.A2" table:number-rows-spanned="3" office:value-type="string">
            <text:p text:style-name="SK-T-L2"><text:span text:style-name="SK-T-L2-C1">flocculen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5022,2,45022</text:p>
          </table:table-cell>
          <table:table-cell table:style-name="Table3.A2" table:number-rows-spanned="3" office:value-type="string">
            <text:p text:style-name="SK-T-L2"><text:span text:style-name="SK-T-L2-C1">froth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5024,2,45024</text:p>
          </table:table-cell>
          <table:table-cell table:style-name="Table3.A2" table:number-rows-spanned="3" office:value-type="string">
            <text:p text:style-name="SK-T-L2"><text:span text:style-name="SK-T-L2-C1">greenish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5026,2,45026</text:p>
          </table:table-cell>
          <table:table-cell table:style-name="Table3.A2" table:number-rows-spanned="9" office:value-type="string">
            <text:p text:style-name="SK-T-L2"><text:span text:style-name="SK-T-L2-C1">hot</text:span>, burn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5028,2,45028</text:p>
          </table:table-cell>
          <table:table-cell table:style-name="Table3.A2" table:number-rows-spanned="3" office:value-type="string">
            <text:p text:style-name="SK-T-L2"><text:span text:style-name="SK-T-L2-C1">milk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5030,2,45030</text:p>
          </table:table-cell>
          <table:table-cell table:style-name="Table3.A2" table:number-rows-spanned="5" office:value-type="string">
            <text:p text:style-name="SK-T-L2"><text:span text:style-name="SK-T-L2-C1">odor</text:span>, ammoniacal, stro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5032,3,45030</text:p>
          </table:table-cell>
          <table:table-cell table:style-name="Table3.A2" table:number-rows-spanned="5" office:value-type="string">
            <text:p text:style-name="SK-T-L2"><text:span text:style-name="SK-T-L2-C1">odor</text:span></text:p>
          </table:table-cell>
          <table:table-cell table:style-name="Table3.A2" table:number-rows-spanned="5" office:value-type="string">
            <text:p text:style-name="SK-T-L3">foul, repuls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nz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5034,2,4<text:soft-page-break/>5034</text:p>
          </table:table-cell>
          <table:table-cell table:style-name="Table3.A2" table:number-rows-spanned="3" office:value-type="string">
            <text:p text:style-name="SK-T-L2"><text:span text:style-name="SK-T-L2-C1">pal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5036,2,45036</text:p>
          </table:table-cell>
          <table:table-cell table:style-name="Table3.A2" table:number-rows-spanned="5" office:value-type="string">
            <text:p text:style-name="SK-T-L2"><text:span text:style-name="SK-T-L2-C1">pellicle</text:span> 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5038,2,45038</text:p>
          </table:table-cell>
          <table:table-cell table:style-name="Table3.A2" table:number-rows-spanned="9" office:value-type="string">
            <text:p text:style-name="SK-T-L2"><text:span text:style-name="SK-T-L2-C1">profuse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5040,2,45040</text:p>
          </table:table-cell>
          <table:table-cell table:style-name="Table3.A2" office:value-type="string">
            <text:p text:style-name="SK-T-L2"><text:span text:style-name="SK-T-L2-C1">visci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5042,2,45042</text:p>
          </table:table-cell>
          <table:table-cell table:style-name="Table3.A2" office:value-type="string">
            <text:p text:style-name="SK-T-L2"><text:span text:style-name="SK-T-L2-C1">water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7" meta:paragraph-count="309" meta:word-count="326" meta:character-count="1211"/>
    <dc:date>2012-09-15T01:59:45.84</dc:date>
    <meta:editing-duration>PT7M24S</meta:editing-duration>
    <meta:editing-cycles>1</meta:editing-cycles>
  </office:meta>
</office:document-meta>
</file>